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0000003BB2CFB56A5.png"/>
  <manifest:file-entry manifest:media-type="image/png" manifest:full-path="Pictures/10000201000002C5000003BC8C55B0A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596cm" draw:z-index="0"><draw:image xlink:href="Pictures/10000201000002B0000003BB2CFB56A5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2.92cm" draw:z-index="1"><draw:image xlink:href="Pictures/10000201000002C5000003BC8C55B0A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S</meta:editing-duration>
    <meta:editing-cycles>4</meta:editing-cycles>
    <meta:generator>OpenOffice/4.1.3$Win32 OpenOffice.org_project/413m1$Build-9783</meta:generator>
    <dc:date>2018-01-20T16:32:14.95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